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style-name="gr1" draw:text-style-name="P1" svg:width="6.298in" svg:height="3.5453in" svg:x="18.7858in" svg:y="3.6705in">
            <draw:object draw:notify-on-update-of-ranges="Sheet4.H37:Sheet4.H37 Sheet4.H38:Sheet4.H6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298in" svg:height="3.5453in" svg:x="18.7429in" svg:y="7.602in">
            <draw:object draw:notify-on-update-of-ranges="Sheet4.J37:Sheet4.J37 Sheet4.J38:Sheet4.J6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in" svg:height="3.5453in" svg:x="12.3469in" svg:y="3.6701in">
            <draw:object draw:notify-on-update-of-ranges="Sheet4.L37:Sheet4.L37 Sheet4.L38:Sheet4.L6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5.7343in" svg:height="3.8902in" svg:x="12.726in" svg:y="7.5189in">
            <draw:object draw:notify-on-update-of-ranges="Sheet4.H37:Sheet4.H37 Sheet4.H38:Sheet4.H69 Sheet4.L37:Sheet4.L37 Sheet4.L38:Sheet4.L6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SUM([.$B2:.$B33])" office:value-type="float" office:value="74" calcext:value-type="float">
            <text:p>74</text:p>
          </table:table-cell>
          <table:table-cell/>
          <table:table-cell table:formula="of:=SUM([.$D2:.$D33])" office:value-type="float" office:value="77" calcext:value-type="float">
            <text:p>77</text:p>
          </table:table-cell>
          <table:table-cell table:number-columns-repeated="2"/>
          <table:table-cell table:formula="of:=SUM([.$G2:.$G33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8 bits (255)</text:p>
          </table:table-cell>
          <table:table-cell/>
          <table:table-cell office:value-type="string" calcext:value-type="string">
            <text:p>7 bits (127)</text:p>
          </table:table-cell>
          <table:table-cell/>
          <table:table-cell office:value-type="string" calcext:value-type="string">
            <text:p>8 bits (254)</text:p>
          </table:table-cell>
          <table:table-cell office:value-type="string" calcext:value-type="string">
            <text:p>8 bit 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38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38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38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38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38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38]/[.$K$71]" office:value-type="float" office:value="0" calcext:value-type="float">
            <text:p>0</text:p>
          </table:table-cell>
          <table:table-cell table:formula="of:=AVERAGE([.$H38]; [.$L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9]/[.$B$35]" office:value-type="float" office:value="0.027027027027027" calcext:value-type="float">
            <text:p>0.027027027027027</text:p>
          </table:table-cell>
          <table:table-cell office:value-type="float" office:value="2" calcext:value-type="float">
            <text:p>2</text:p>
          </table:table-cell>
          <table:table-cell table:formula="of:=[.$C39]/[.$D$35]" office:value-type="float" office:value="0.025974025974026" calcext:value-type="float">
            <text:p>0.025974025974026</text:p>
          </table:table-cell>
          <table:table-cell office:value-type="float" office:value="1" calcext:value-type="float">
            <text:p>1</text:p>
          </table:table-cell>
          <table:table-cell table:formula="of:=[.$E39]/[.$G$35]" office:value-type="float" office:value="0.0125" calcext:value-type="float">
            <text:p>0.0125</text:p>
          </table:table-cell>
          <table:table-cell office:value-type="float" office:value="16" calcext:value-type="float">
            <text:p>16</text:p>
          </table:table-cell>
          <table:table-cell table:formula="of:=[.$G39]/[.$G$71]" office:value-type="float" office:value="0.02322206095791" calcext:value-type="float">
            <text:p>0.02322206095791</text:p>
          </table:table-cell>
          <table:table-cell office:value-type="float" office:value="27" calcext:value-type="float">
            <text:p>27</text:p>
          </table:table-cell>
          <table:table-cell table:formula="of:=[.$I39]/[.$I$71]" office:value-type="float" office:value="0.0217391304347826" calcext:value-type="float">
            <text:p>0.0217391304347826</text:p>
          </table:table-cell>
          <table:table-cell office:value-type="float" office:value="14" calcext:value-type="float">
            <text:p>14</text:p>
          </table:table-cell>
          <table:table-cell table:formula="of:=[.$K39]/[.$K$71]" office:value-type="float" office:value="0.022875816993464" calcext:value-type="float">
            <text:p>0.022875816993464</text:p>
          </table:table-cell>
          <table:table-cell table:formula="of:=AVERAGE([.$H39]; [.$L39])" office:value-type="float" office:value="0.023048938975687" calcext:value-type="float">
            <text:p>0.023048938975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40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40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40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0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40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40]/[.$K$71]" office:value-type="float" office:value="0" calcext:value-type="float">
            <text:p>0</text:p>
          </table:table-cell>
          <table:table-cell table:formula="of:=AVERAGE([.$H40]; [.$L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1]/[.$B$35]" office:value-type="float" office:value="0.0405405405405405" calcext:value-type="float">
            <text:p>0.0405405405405405</text:p>
          </table:table-cell>
          <table:table-cell office:value-type="float" office:value="1" calcext:value-type="float">
            <text:p>1</text:p>
          </table:table-cell>
          <table:table-cell table:formula="of:=[.$C41]/[.$D$35]" office:value-type="float" office:value="0.012987012987013" calcext:value-type="float">
            <text:p>0.012987012987013</text:p>
          </table:table-cell>
          <table:table-cell office:value-type="float" office:value="1" calcext:value-type="float">
            <text:p>1</text:p>
          </table:table-cell>
          <table:table-cell table:formula="of:=[.$E41]/[.$G$35]" office:value-type="float" office:value="0.0125" calcext:value-type="float">
            <text:p>0.0125</text:p>
          </table:table-cell>
          <table:table-cell office:value-type="float" office:value="14" calcext:value-type="float">
            <text:p>14</text:p>
          </table:table-cell>
          <table:table-cell table:formula="of:=[.$G41]/[.$G$71]" office:value-type="float" office:value="0.0203193033381713" calcext:value-type="float">
            <text:p>0.0203193033381713</text:p>
          </table:table-cell>
          <table:table-cell office:value-type="float" office:value="28" calcext:value-type="float">
            <text:p>28</text:p>
          </table:table-cell>
          <table:table-cell table:formula="of:=[.$I41]/[.$I$71]" office:value-type="float" office:value="0.0225442834138486" calcext:value-type="float">
            <text:p>0.0225442834138486</text:p>
          </table:table-cell>
          <table:table-cell office:value-type="float" office:value="11" calcext:value-type="float">
            <text:p>11</text:p>
          </table:table-cell>
          <table:table-cell table:formula="of:=[.$K41]/[.$K$71]" office:value-type="float" office:value="0.0179738562091503" calcext:value-type="float">
            <text:p>0.0179738562091503</text:p>
          </table:table-cell>
          <table:table-cell table:formula="of:=AVERAGE([.$H41]; [.$L41])" office:value-type="float" office:value="0.0191465797736608" calcext:value-type="float">
            <text:p>0.0191465797736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42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42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42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2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42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42]/[.$K$71]" office:value-type="float" office:value="0" calcext:value-type="float">
            <text:p>0</text:p>
          </table:table-cell>
          <table:table-cell table:formula="of:=AVERAGE([.$H42]; [.$L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43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43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43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3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43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43]/[.$K$71]" office:value-type="float" office:value="0" calcext:value-type="float">
            <text:p>0</text:p>
          </table:table-cell>
          <table:table-cell table:formula="of:=AVERAGE([.$H43]; [.$L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44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44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44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4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44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44]/[.$K$71]" office:value-type="float" office:value="0" calcext:value-type="float">
            <text:p>0</text:p>
          </table:table-cell>
          <table:table-cell table:formula="of:=AVERAGE([.$H44]; [.$L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45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45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45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5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45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45]/[.$K$71]" office:value-type="float" office:value="0" calcext:value-type="float">
            <text:p>0</text:p>
          </table:table-cell>
          <table:table-cell table:formula="of:=AVERAGE([.$H45]; [.$L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46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46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46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6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46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46]/[.$K$71]" office:value-type="float" office:value="0" calcext:value-type="float">
            <text:p>0</text:p>
          </table:table-cell>
          <table:table-cell table:formula="of:=AVERAGE([.$H46]; [.$L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47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47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47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7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47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47]/[.$K$71]" office:value-type="float" office:value="0" calcext:value-type="float">
            <text:p>0</text:p>
          </table:table-cell>
          <table:table-cell table:formula="of:=AVERAGE([.$H47]; [.$L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48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48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48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8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48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48]/[.$K$71]" office:value-type="float" office:value="0" calcext:value-type="float">
            <text:p>0</text:p>
          </table:table-cell>
          <table:table-cell table:formula="of:=AVERAGE([.$H48]; [.$L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49]/[.$B$35]" office:value-type="float" office:value="0.027027027027027" calcext:value-type="float">
            <text:p>0.027027027027027</text:p>
          </table:table-cell>
          <table:table-cell office:value-type="float" office:value="2" calcext:value-type="float">
            <text:p>2</text:p>
          </table:table-cell>
          <table:table-cell table:formula="of:=[.$C49]/[.$D$35]" office:value-type="float" office:value="0.025974025974026" calcext:value-type="float">
            <text:p>0.025974025974026</text:p>
          </table:table-cell>
          <table:table-cell office:value-type="float" office:value="4" calcext:value-type="float">
            <text:p>4</text:p>
          </table:table-cell>
          <table:table-cell table:formula="of:=[.$E49]/[.$G$35]" office:value-type="float" office:value="0.05" calcext:value-type="float">
            <text:p>0.05</text:p>
          </table:table-cell>
          <table:table-cell office:value-type="float" office:value="30" calcext:value-type="float">
            <text:p>30</text:p>
          </table:table-cell>
          <table:table-cell table:formula="of:=[.$G49]/[.$G$71]" office:value-type="float" office:value="0.0435413642960813" calcext:value-type="float">
            <text:p>0.0435413642960813</text:p>
          </table:table-cell>
          <table:table-cell office:value-type="float" office:value="54" calcext:value-type="float">
            <text:p>54</text:p>
          </table:table-cell>
          <table:table-cell table:formula="of:=[.$I49]/[.$I$71]" office:value-type="float" office:value="0.0434782608695652" calcext:value-type="float">
            <text:p>0.0434782608695652</text:p>
          </table:table-cell>
          <table:table-cell office:value-type="float" office:value="25" calcext:value-type="float">
            <text:p>25</text:p>
          </table:table-cell>
          <table:table-cell table:formula="of:=[.$K49]/[.$K$71]" office:value-type="float" office:value="0.0408496732026144" calcext:value-type="float">
            <text:p>0.0408496732026144</text:p>
          </table:table-cell>
          <table:table-cell table:formula="of:=AVERAGE([.$H49]; [.$L49])" office:value-type="float" office:value="0.0421955187493478" calcext:value-type="float">
            <text:p>0.042195518749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50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50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50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50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50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50]/[.$K$71]" office:value-type="float" office:value="0" calcext:value-type="float">
            <text:p>0</text:p>
          </table:table-cell>
          <table:table-cell table:formula="of:=AVERAGE([.$H50]; [.$L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51]/[.$B$35]" office:value-type="float" office:value="0.0135135135135135" calcext:value-type="float">
            <text:p>0.0135135135135135</text:p>
          </table:table-cell>
          <table:table-cell office:value-type="float" office:value="3" calcext:value-type="float">
            <text:p>3</text:p>
          </table:table-cell>
          <table:table-cell table:formula="of:=[.$C51]/[.$D$35]" office:value-type="float" office:value="0.038961038961039" calcext:value-type="float">
            <text:p>0.038961038961039</text:p>
          </table:table-cell>
          <table:table-cell office:value-type="float" office:value="4" calcext:value-type="float">
            <text:p>4</text:p>
          </table:table-cell>
          <table:table-cell table:formula="of:=[.$E51]/[.$G$35]" office:value-type="float" office:value="0.05" calcext:value-type="float">
            <text:p>0.05</text:p>
          </table:table-cell>
          <table:table-cell office:value-type="float" office:value="40" calcext:value-type="float">
            <text:p>40</text:p>
          </table:table-cell>
          <table:table-cell table:formula="of:=[.$G51]/[.$G$71]" office:value-type="float" office:value="0.058055152394775" calcext:value-type="float">
            <text:p>0.058055152394775</text:p>
          </table:table-cell>
          <table:table-cell office:value-type="float" office:value="63" calcext:value-type="float">
            <text:p>63</text:p>
          </table:table-cell>
          <table:table-cell table:formula="of:=[.$I51]/[.$I$71]" office:value-type="float" office:value="0.0507246376811594" calcext:value-type="float">
            <text:p>0.0507246376811594</text:p>
          </table:table-cell>
          <table:table-cell office:value-type="float" office:value="52" calcext:value-type="float">
            <text:p>52</text:p>
          </table:table-cell>
          <table:table-cell table:formula="of:=[.$K51]/[.$K$71]" office:value-type="float" office:value="0.0849673202614379" calcext:value-type="float">
            <text:p>0.0849673202614379</text:p>
          </table:table-cell>
          <table:table-cell table:formula="of:=AVERAGE([.$H51]; [.$L51])" office:value-type="float" office:value="0.0715112363281065" calcext:value-type="float">
            <text:p>0.0715112363281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2]/[.$B$35]" office:value-type="float" office:value="0.0540540540540541" calcext:value-type="float">
            <text:p>0.0540540540540541</text:p>
          </table:table-cell>
          <table:table-cell office:value-type="float" office:value="4" calcext:value-type="float">
            <text:p>4</text:p>
          </table:table-cell>
          <table:table-cell table:formula="of:=[.$C52]/[.$D$35]" office:value-type="float" office:value="0.051948051948052" calcext:value-type="float">
            <text:p>0.051948051948052</text:p>
          </table:table-cell>
          <table:table-cell office:value-type="float" office:value="3" calcext:value-type="float">
            <text:p>3</text:p>
          </table:table-cell>
          <table:table-cell table:formula="of:=[.$E52]/[.$G$35]" office:value-type="float" office:value="0.0375" calcext:value-type="float">
            <text:p>0.0375</text:p>
          </table:table-cell>
          <table:table-cell office:value-type="float" office:value="33" calcext:value-type="float">
            <text:p>33</text:p>
          </table:table-cell>
          <table:table-cell table:formula="of:=[.$G52]/[.$G$71]" office:value-type="float" office:value="0.0478955007256894" calcext:value-type="float">
            <text:p>0.0478955007256894</text:p>
          </table:table-cell>
          <table:table-cell office:value-type="float" office:value="72" calcext:value-type="float">
            <text:p>72</text:p>
          </table:table-cell>
          <table:table-cell table:formula="of:=[.$I52]/[.$I$71]" office:value-type="float" office:value="0.0579710144927536" calcext:value-type="float">
            <text:p>0.0579710144927536</text:p>
          </table:table-cell>
          <table:table-cell office:value-type="float" office:value="31" calcext:value-type="float">
            <text:p>31</text:p>
          </table:table-cell>
          <table:table-cell table:formula="of:=[.$K52]/[.$K$71]" office:value-type="float" office:value="0.0506535947712418" calcext:value-type="float">
            <text:p>0.0506535947712418</text:p>
          </table:table-cell>
          <table:table-cell table:formula="of:=AVERAGE([.$H52]; [.$L52])" office:value-type="float" office:value="0.0492745477484656" calcext:value-type="float">
            <text:p>0.0492745477484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53]/[.$B$35]" office:value-type="float" office:value="0.027027027027027" calcext:value-type="float">
            <text:p>0.027027027027027</text:p>
          </table:table-cell>
          <table:table-cell office:value-type="float" office:value="3" calcext:value-type="float">
            <text:p>3</text:p>
          </table:table-cell>
          <table:table-cell table:formula="of:=[.$C53]/[.$D$35]" office:value-type="float" office:value="0.038961038961039" calcext:value-type="float">
            <text:p>0.038961038961039</text:p>
          </table:table-cell>
          <table:table-cell office:value-type="float" office:value="5" calcext:value-type="float">
            <text:p>5</text:p>
          </table:table-cell>
          <table:table-cell table:formula="of:=[.$E53]/[.$G$35]" office:value-type="float" office:value="0.0625" calcext:value-type="float">
            <text:p>0.0625</text:p>
          </table:table-cell>
          <table:table-cell office:value-type="float" office:value="27" calcext:value-type="float">
            <text:p>27</text:p>
          </table:table-cell>
          <table:table-cell table:formula="of:=[.$G53]/[.$G$71]" office:value-type="float" office:value="0.0391872278664731" calcext:value-type="float">
            <text:p>0.0391872278664731</text:p>
          </table:table-cell>
          <table:table-cell office:value-type="float" office:value="63" calcext:value-type="float">
            <text:p>63</text:p>
          </table:table-cell>
          <table:table-cell table:formula="of:=[.$I53]/[.$I$71]" office:value-type="float" office:value="0.0507246376811594" calcext:value-type="float">
            <text:p>0.0507246376811594</text:p>
          </table:table-cell>
          <table:table-cell office:value-type="float" office:value="26" calcext:value-type="float">
            <text:p>26</text:p>
          </table:table-cell>
          <table:table-cell table:formula="of:=[.$K53]/[.$K$71]" office:value-type="float" office:value="0.042483660130719" calcext:value-type="float">
            <text:p>0.042483660130719</text:p>
          </table:table-cell>
          <table:table-cell table:formula="of:=AVERAGE([.$H53]; [.$L53])" office:value-type="float" office:value="0.0408354439985961" calcext:value-type="float">
            <text:p>0.0408354439985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54]/[.$B$35]" office:value-type="float" office:value="0.027027027027027" calcext:value-type="float">
            <text:p>0.027027027027027</text:p>
          </table:table-cell>
          <table:table-cell office:value-type="float" office:value="3" calcext:value-type="float">
            <text:p>3</text:p>
          </table:table-cell>
          <table:table-cell table:formula="of:=[.$C54]/[.$D$35]" office:value-type="float" office:value="0.038961038961039" calcext:value-type="float">
            <text:p>0.038961038961039</text:p>
          </table:table-cell>
          <table:table-cell office:value-type="float" office:value="2" calcext:value-type="float">
            <text:p>2</text:p>
          </table:table-cell>
          <table:table-cell table:formula="of:=[.$E54]/[.$G$35]" office:value-type="float" office:value="0.025" calcext:value-type="float">
            <text:p>0.025</text:p>
          </table:table-cell>
          <table:table-cell office:value-type="float" office:value="43" calcext:value-type="float">
            <text:p>43</text:p>
          </table:table-cell>
          <table:table-cell table:formula="of:=[.$G54]/[.$G$71]" office:value-type="float" office:value="0.0624092888243832" calcext:value-type="float">
            <text:p>0.0624092888243832</text:p>
          </table:table-cell>
          <table:table-cell office:value-type="float" office:value="64" calcext:value-type="float">
            <text:p>64</text:p>
          </table:table-cell>
          <table:table-cell table:formula="of:=[.$I54]/[.$I$71]" office:value-type="float" office:value="0.0515297906602254" calcext:value-type="float">
            <text:p>0.0515297906602254</text:p>
          </table:table-cell>
          <table:table-cell office:value-type="float" office:value="23" calcext:value-type="float">
            <text:p>23</text:p>
          </table:table-cell>
          <table:table-cell table:formula="of:=[.$K54]/[.$K$71]" office:value-type="float" office:value="0.0375816993464052" calcext:value-type="float">
            <text:p>0.0375816993464052</text:p>
          </table:table-cell>
          <table:table-cell table:formula="of:=AVERAGE([.$H54]; [.$L54])" office:value-type="float" office:value="0.0499954940853942" calcext:value-type="float">
            <text:p>0.0499954940853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55]/[.$B$35]" office:value-type="float" office:value="0.0945945945945946" calcext:value-type="float">
            <text:p>0.0945945945945946</text:p>
          </table:table-cell>
          <table:table-cell office:value-type="float" office:value="4" calcext:value-type="float">
            <text:p>4</text:p>
          </table:table-cell>
          <table:table-cell table:formula="of:=[.$C55]/[.$D$35]" office:value-type="float" office:value="0.051948051948052" calcext:value-type="float">
            <text:p>0.051948051948052</text:p>
          </table:table-cell>
          <table:table-cell office:value-type="float" office:value="5" calcext:value-type="float">
            <text:p>5</text:p>
          </table:table-cell>
          <table:table-cell table:formula="of:=[.$E55]/[.$G$35]" office:value-type="float" office:value="0.0625" calcext:value-type="float">
            <text:p>0.0625</text:p>
          </table:table-cell>
          <table:table-cell office:value-type="float" office:value="35" calcext:value-type="float">
            <text:p>35</text:p>
          </table:table-cell>
          <table:table-cell table:formula="of:=[.$G55]/[.$G$71]" office:value-type="float" office:value="0.0507982583454282" calcext:value-type="float">
            <text:p>0.0507982583454282</text:p>
          </table:table-cell>
          <table:table-cell office:value-type="float" office:value="65" calcext:value-type="float">
            <text:p>65</text:p>
          </table:table-cell>
          <table:table-cell table:formula="of:=[.$I55]/[.$I$71]" office:value-type="float" office:value="0.0523349436392915" calcext:value-type="float">
            <text:p>0.0523349436392915</text:p>
          </table:table-cell>
          <table:table-cell office:value-type="float" office:value="18" calcext:value-type="float">
            <text:p>18</text:p>
          </table:table-cell>
          <table:table-cell table:formula="of:=[.$K55]/[.$K$71]" office:value-type="float" office:value="0.0294117647058823" calcext:value-type="float">
            <text:p>0.0294117647058823</text:p>
          </table:table-cell>
          <table:table-cell table:formula="of:=AVERAGE([.$H55]; [.$L55])" office:value-type="float" office:value="0.0401050115256553" calcext:value-type="float">
            <text:p>0.0401050115256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56]/[.$B$35]" office:value-type="float" office:value="0.0810810810810811" calcext:value-type="float">
            <text:p>0.0810810810810811</text:p>
          </table:table-cell>
          <table:table-cell office:value-type="float" office:value="3" calcext:value-type="float">
            <text:p>3</text:p>
          </table:table-cell>
          <table:table-cell table:formula="of:=[.$C56]/[.$D$35]" office:value-type="float" office:value="0.038961038961039" calcext:value-type="float">
            <text:p>0.038961038961039</text:p>
          </table:table-cell>
          <table:table-cell office:value-type="float" office:value="5" calcext:value-type="float">
            <text:p>5</text:p>
          </table:table-cell>
          <table:table-cell table:formula="of:=[.$E56]/[.$G$35]" office:value-type="float" office:value="0.0625" calcext:value-type="float">
            <text:p>0.0625</text:p>
          </table:table-cell>
          <table:table-cell office:value-type="float" office:value="61" calcext:value-type="float">
            <text:p>61</text:p>
          </table:table-cell>
          <table:table-cell table:formula="of:=[.$G56]/[.$G$71]" office:value-type="float" office:value="0.0885341074020319" calcext:value-type="float">
            <text:p>0.0885341074020319</text:p>
          </table:table-cell>
          <table:table-cell office:value-type="float" office:value="69" calcext:value-type="float">
            <text:p>69</text:p>
          </table:table-cell>
          <table:table-cell table:formula="of:=[.$I56]/[.$I$71]" office:value-type="float" office:value="0.0555555555555556" calcext:value-type="float">
            <text:p>0.0555555555555556</text:p>
          </table:table-cell>
          <table:table-cell office:value-type="float" office:value="36" calcext:value-type="float">
            <text:p>36</text:p>
          </table:table-cell>
          <table:table-cell table:formula="of:=[.$K56]/[.$K$71]" office:value-type="float" office:value="0.0588235294117647" calcext:value-type="float">
            <text:p>0.0588235294117647</text:p>
          </table:table-cell>
          <table:table-cell table:formula="of:=AVERAGE([.$H56]; [.$L56])" office:value-type="float" office:value="0.0736788184068983" calcext:value-type="float">
            <text:p>0.0736788184068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57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57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57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57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57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57]/[.$K$71]" office:value-type="float" office:value="0" calcext:value-type="float">
            <text:p>0</text:p>
          </table:table-cell>
          <table:table-cell table:formula="of:=AVERAGE([.$H57]; [.$L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58]/[.$B$35]" office:value-type="float" office:value="0.0675675675675676" calcext:value-type="float">
            <text:p>0.0675675675675676</text:p>
          </table:table-cell>
          <table:table-cell office:value-type="float" office:value="9" calcext:value-type="float">
            <text:p>9</text:p>
          </table:table-cell>
          <table:table-cell table:formula="of:=[.$C58]/[.$D$35]" office:value-type="float" office:value="0.116883116883117" calcext:value-type="float">
            <text:p>0.116883116883117</text:p>
          </table:table-cell>
          <table:table-cell office:value-type="float" office:value="9" calcext:value-type="float">
            <text:p>9</text:p>
          </table:table-cell>
          <table:table-cell table:formula="of:=[.$E58]/[.$G$35]" office:value-type="float" office:value="0.1125" calcext:value-type="float">
            <text:p>0.1125</text:p>
          </table:table-cell>
          <table:table-cell office:value-type="float" office:value="68" calcext:value-type="float">
            <text:p>68</text:p>
          </table:table-cell>
          <table:table-cell table:formula="of:=[.$G58]/[.$G$71]" office:value-type="float" office:value="0.0986937590711176" calcext:value-type="float">
            <text:p>0.0986937590711176</text:p>
          </table:table-cell>
          <table:table-cell office:value-type="float" office:value="136" calcext:value-type="float">
            <text:p>136</text:p>
          </table:table-cell>
          <table:table-cell table:formula="of:=[.$I58]/[.$I$71]" office:value-type="float" office:value="0.109500805152979" calcext:value-type="float">
            <text:p>0.109500805152979</text:p>
          </table:table-cell>
          <table:table-cell office:value-type="float" office:value="85" calcext:value-type="float">
            <text:p>85</text:p>
          </table:table-cell>
          <table:table-cell table:formula="of:=[.$K58]/[.$K$71]" office:value-type="float" office:value="0.138888888888889" calcext:value-type="float">
            <text:p>0.138888888888889</text:p>
          </table:table-cell>
          <table:table-cell table:formula="of:=AVERAGE([.$H58]; [.$L58])" office:value-type="float" office:value="0.118791323980003" calcext:value-type="float">
            <text:p>0.118791323980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59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59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59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59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59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59]/[.$K$71]" office:value-type="float" office:value="0" calcext:value-type="float">
            <text:p>0</text:p>
          </table:table-cell>
          <table:table-cell table:formula="of:=AVERAGE([.$H59]; [.$L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0]/[.$B$35]" office:value-type="float" office:value="0.0540540540540541" calcext:value-type="float">
            <text:p>0.0540540540540541</text:p>
          </table:table-cell>
          <table:table-cell office:value-type="float" office:value="14" calcext:value-type="float">
            <text:p>14</text:p>
          </table:table-cell>
          <table:table-cell table:formula="of:=[.$C60]/[.$D$35]" office:value-type="float" office:value="0.181818181818182" calcext:value-type="float">
            <text:p>0.181818181818182</text:p>
          </table:table-cell>
          <table:table-cell office:value-type="float" office:value="10" calcext:value-type="float">
            <text:p>10</text:p>
          </table:table-cell>
          <table:table-cell table:formula="of:=[.$E60]/[.$G$35]" office:value-type="float" office:value="0.125" calcext:value-type="float">
            <text:p>0.125</text:p>
          </table:table-cell>
          <table:table-cell office:value-type="float" office:value="79" calcext:value-type="float">
            <text:p>79</text:p>
          </table:table-cell>
          <table:table-cell table:formula="of:=[.$G60]/[.$G$71]" office:value-type="float" office:value="0.114658925979681" calcext:value-type="float">
            <text:p>0.114658925979681</text:p>
          </table:table-cell>
          <table:table-cell office:value-type="float" office:value="147" calcext:value-type="float">
            <text:p>147</text:p>
          </table:table-cell>
          <table:table-cell table:formula="of:=[.$I60]/[.$I$71]" office:value-type="float" office:value="0.118357487922705" calcext:value-type="float">
            <text:p>0.118357487922705</text:p>
          </table:table-cell>
          <table:table-cell office:value-type="float" office:value="64" calcext:value-type="float">
            <text:p>64</text:p>
          </table:table-cell>
          <table:table-cell table:formula="of:=[.$K60]/[.$K$71]" office:value-type="float" office:value="0.104575163398693" calcext:value-type="float">
            <text:p>0.104575163398693</text:p>
          </table:table-cell>
          <table:table-cell table:formula="of:=AVERAGE([.$H60]; [.$L60])" office:value-type="float" office:value="0.109617044689187" calcext:value-type="float">
            <text:p>0.109617044689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61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61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61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1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61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61]/[.$K$71]" office:value-type="float" office:value="0" calcext:value-type="float">
            <text:p>0</text:p>
          </table:table-cell>
          <table:table-cell table:formula="of:=AVERAGE([.$H61]; [.$L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62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62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62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2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62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62]/[.$K$71]" office:value-type="float" office:value="0" calcext:value-type="float">
            <text:p>0</text:p>
          </table:table-cell>
          <table:table-cell table:formula="of:=AVERAGE([.$H62]; [.$L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63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63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63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3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63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63]/[.$K$71]" office:value-type="float" office:value="0" calcext:value-type="float">
            <text:p>0</text:p>
          </table:table-cell>
          <table:table-cell table:formula="of:=AVERAGE([.$H63]; [.$L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64]/[.$B$35]" office:value-type="float" office:value="0.162162162162162" calcext:value-type="float">
            <text:p>0.162162162162162</text:p>
          </table:table-cell>
          <table:table-cell office:value-type="float" office:value="4" calcext:value-type="float">
            <text:p>4</text:p>
          </table:table-cell>
          <table:table-cell table:formula="of:=[.$C64]/[.$D$35]" office:value-type="float" office:value="0.051948051948052" calcext:value-type="float">
            <text:p>0.051948051948052</text:p>
          </table:table-cell>
          <table:table-cell office:value-type="float" office:value="7" calcext:value-type="float">
            <text:p>7</text:p>
          </table:table-cell>
          <table:table-cell table:formula="of:=[.$E64]/[.$G$35]" office:value-type="float" office:value="0.0875" calcext:value-type="float">
            <text:p>0.0875</text:p>
          </table:table-cell>
          <table:table-cell office:value-type="float" office:value="40" calcext:value-type="float">
            <text:p>40</text:p>
          </table:table-cell>
          <table:table-cell table:formula="of:=[.$G64]/[.$G$71]" office:value-type="float" office:value="0.058055152394775" calcext:value-type="float">
            <text:p>0.058055152394775</text:p>
          </table:table-cell>
          <table:table-cell office:value-type="float" office:value="72" calcext:value-type="float">
            <text:p>72</text:p>
          </table:table-cell>
          <table:table-cell table:formula="of:=[.$I64]/[.$I$71]" office:value-type="float" office:value="0.0579710144927536" calcext:value-type="float">
            <text:p>0.0579710144927536</text:p>
          </table:table-cell>
          <table:table-cell office:value-type="float" office:value="30" calcext:value-type="float">
            <text:p>30</text:p>
          </table:table-cell>
          <table:table-cell table:formula="of:=[.$K64]/[.$K$71]" office:value-type="float" office:value="0.0490196078431373" calcext:value-type="float">
            <text:p>0.0490196078431373</text:p>
          </table:table-cell>
          <table:table-cell table:formula="of:=AVERAGE([.$H64]; [.$L64])" office:value-type="float" office:value="0.0535373801189561" calcext:value-type="float">
            <text:p>0.05353738011895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5]/[.$B$35]" office:value-type="float" office:value="0.0540540540540541" calcext:value-type="float">
            <text:p>0.0540540540540541</text:p>
          </table:table-cell>
          <table:table-cell office:value-type="float" office:value="6" calcext:value-type="float">
            <text:p>6</text:p>
          </table:table-cell>
          <table:table-cell table:formula="of:=[.$C65]/[.$D$35]" office:value-type="float" office:value="0.0779220779220779" calcext:value-type="float">
            <text:p>0.0779220779220779</text:p>
          </table:table-cell>
          <table:table-cell office:value-type="float" office:value="2" calcext:value-type="float">
            <text:p>2</text:p>
          </table:table-cell>
          <table:table-cell table:formula="of:=[.$E65]/[.$G$35]" office:value-type="float" office:value="0.025" calcext:value-type="float">
            <text:p>0.025</text:p>
          </table:table-cell>
          <table:table-cell office:value-type="float" office:value="39" calcext:value-type="float">
            <text:p>39</text:p>
          </table:table-cell>
          <table:table-cell table:formula="of:=[.$G65]/[.$G$71]" office:value-type="float" office:value="0.0566037735849057" calcext:value-type="float">
            <text:p>0.0566037735849057</text:p>
          </table:table-cell>
          <table:table-cell office:value-type="float" office:value="71" calcext:value-type="float">
            <text:p>71</text:p>
          </table:table-cell>
          <table:table-cell table:formula="of:=[.$I65]/[.$I$71]" office:value-type="float" office:value="0.0571658615136876" calcext:value-type="float">
            <text:p>0.0571658615136876</text:p>
          </table:table-cell>
          <table:table-cell office:value-type="float" office:value="24" calcext:value-type="float">
            <text:p>24</text:p>
          </table:table-cell>
          <table:table-cell table:formula="of:=[.$K65]/[.$K$71]" office:value-type="float" office:value="0.0392156862745098" calcext:value-type="float">
            <text:p>0.0392156862745098</text:p>
          </table:table-cell>
          <table:table-cell table:formula="of:=AVERAGE([.$H65]; [.$L65])" office:value-type="float" office:value="0.0479097299297077" calcext:value-type="float">
            <text:p>0.0479097299297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66]/[.$B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C66]/[.$D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E66]/[.$G$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6]/[.$G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I66]/[.$I$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K66]/[.$K$71]" office:value-type="float" office:value="0" calcext:value-type="float">
            <text:p>0</text:p>
          </table:table-cell>
          <table:table-cell table:formula="of:=AVERAGE([.$H66]; [.$L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7]/[.$B$35]" office:value-type="float" office:value="0.0540540540540541" calcext:value-type="float">
            <text:p>0.0540540540540541</text:p>
          </table:table-cell>
          <table:table-cell office:value-type="float" office:value="8" calcext:value-type="float">
            <text:p>8</text:p>
          </table:table-cell>
          <table:table-cell table:formula="of:=[.$C67]/[.$D$35]" office:value-type="float" office:value="0.103896103896104" calcext:value-type="float">
            <text:p>0.103896103896104</text:p>
          </table:table-cell>
          <table:table-cell office:value-type="float" office:value="6" calcext:value-type="float">
            <text:p>6</text:p>
          </table:table-cell>
          <table:table-cell table:formula="of:=[.$E67]/[.$G$35]" office:value-type="float" office:value="0.075" calcext:value-type="float">
            <text:p>0.075</text:p>
          </table:table-cell>
          <table:table-cell office:value-type="float" office:value="52" calcext:value-type="float">
            <text:p>52</text:p>
          </table:table-cell>
          <table:table-cell table:formula="of:=[.$G67]/[.$G$71]" office:value-type="float" office:value="0.0754716981132075" calcext:value-type="float">
            <text:p>0.0754716981132075</text:p>
          </table:table-cell>
          <table:table-cell office:value-type="float" office:value="98" calcext:value-type="float">
            <text:p>98</text:p>
          </table:table-cell>
          <table:table-cell table:formula="of:=[.$I67]/[.$I$71]" office:value-type="float" office:value="0.0789049919484702" calcext:value-type="float">
            <text:p>0.0789049919484702</text:p>
          </table:table-cell>
          <table:table-cell office:value-type="float" office:value="60" calcext:value-type="float">
            <text:p>60</text:p>
          </table:table-cell>
          <table:table-cell table:formula="of:=[.$K67]/[.$K$71]" office:value-type="float" office:value="0.0980392156862745" calcext:value-type="float">
            <text:p>0.0980392156862745</text:p>
          </table:table-cell>
          <table:table-cell table:formula="of:=AVERAGE([.$H67]; [.$L67])" office:value-type="float" office:value="0.086755456899741" calcext:value-type="float">
            <text:p>0.0867554568997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68]/[.$B$35]" office:value-type="float" office:value="0.148648648648649" calcext:value-type="float">
            <text:p>0.148648648648649</text:p>
          </table:table-cell>
          <table:table-cell office:value-type="float" office:value="7" calcext:value-type="float">
            <text:p>7</text:p>
          </table:table-cell>
          <table:table-cell table:formula="of:=[.$C68]/[.$D$35]" office:value-type="float" office:value="0.0909090909090909" calcext:value-type="float">
            <text:p>0.0909090909090909</text:p>
          </table:table-cell>
          <table:table-cell office:value-type="float" office:value="9" calcext:value-type="float">
            <text:p>9</text:p>
          </table:table-cell>
          <table:table-cell table:formula="of:=[.$E68]/[.$G$35]" office:value-type="float" office:value="0.1125" calcext:value-type="float">
            <text:p>0.1125</text:p>
          </table:table-cell>
          <table:table-cell office:value-type="float" office:value="61" calcext:value-type="float">
            <text:p>61</text:p>
          </table:table-cell>
          <table:table-cell table:formula="of:=[.$G68]/[.$G$71]" office:value-type="float" office:value="0.0885341074020319" calcext:value-type="float">
            <text:p>0.0885341074020319</text:p>
          </table:table-cell>
          <table:table-cell office:value-type="float" office:value="109" calcext:value-type="float">
            <text:p>109</text:p>
          </table:table-cell>
          <table:table-cell table:formula="of:=[.$I68]/[.$I$71]" office:value-type="float" office:value="0.0877616747181965" calcext:value-type="float">
            <text:p>0.0877616747181965</text:p>
          </table:table-cell>
          <table:table-cell office:value-type="float" office:value="53" calcext:value-type="float">
            <text:p>53</text:p>
          </table:table-cell>
          <table:table-cell table:formula="of:=[.$K68]/[.$K$71]" office:value-type="float" office:value="0.0866013071895425" calcext:value-type="float">
            <text:p>0.0866013071895425</text:p>
          </table:table-cell>
          <table:table-cell table:formula="of:=AVERAGE([.$H68]; [.$L68])" office:value-type="float" office:value="0.0875677072957872" calcext:value-type="float">
            <text:p>0.0875677072957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9]/[.$B$35]" office:value-type="float" office:value="0.0675675675675676" calcext:value-type="float">
            <text:p>0.0675675675675676</text:p>
          </table:table-cell>
          <table:table-cell office:value-type="float" office:value="4" calcext:value-type="float">
            <text:p>4</text:p>
          </table:table-cell>
          <table:table-cell table:formula="of:=[.$C69]/[.$D$35]" office:value-type="float" office:value="0.051948051948052" calcext:value-type="float">
            <text:p>0.051948051948052</text:p>
          </table:table-cell>
          <table:table-cell office:value-type="float" office:value="7" calcext:value-type="float">
            <text:p>7</text:p>
          </table:table-cell>
          <table:table-cell table:formula="of:=[.$E69]/[.$G$35]" office:value-type="float" office:value="0.0875" calcext:value-type="float">
            <text:p>0.0875</text:p>
          </table:table-cell>
          <table:table-cell office:value-type="float" office:value="51" calcext:value-type="float">
            <text:p>51</text:p>
          </table:table-cell>
          <table:table-cell table:formula="of:=[.$G69]/[.$G$71]" office:value-type="float" office:value="0.0740203193033382" calcext:value-type="float">
            <text:p>0.0740203193033382</text:p>
          </table:table-cell>
          <table:table-cell office:value-type="float" office:value="104" calcext:value-type="float">
            <text:p>104</text:p>
          </table:table-cell>
          <table:table-cell table:formula="of:=[.$I69]/[.$I$71]" office:value-type="float" office:value="0.0837359098228663" calcext:value-type="float">
            <text:p>0.0837359098228663</text:p>
          </table:table-cell>
          <table:table-cell office:value-type="float" office:value="60" calcext:value-type="float">
            <text:p>60</text:p>
          </table:table-cell>
          <table:table-cell table:formula="of:=[.$K69]/[.$K$71]" office:value-type="float" office:value="0.0980392156862745" calcext:value-type="float">
            <text:p>0.0980392156862745</text:p>
          </table:table-cell>
          <table:table-cell table:formula="of:=AVERAGE([.$H69]; [.$L69])" office:value-type="float" office:value="0.0860297674948063" calcext:value-type="float">
            <text:p>0.086029767494806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$G38:.$G69])" office:value-type="float" office:value="689" calcext:value-type="float">
            <text:p>689</text:p>
          </table:table-cell>
          <table:table-cell/>
          <table:table-cell table:formula="of:=SUM([.$I38:.$I69])" office:value-type="float" office:value="1242" calcext:value-type="float">
            <text:p>1242</text:p>
          </table:table-cell>
          <table:table-cell/>
          <table:table-cell table:formula="of:=SUM([.$K38:.$K69])" office:value-type="float" office:value="612" calcext:value-type="float">
            <text:p>6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16:21:44.475741311</dc:date>
    <meta:editing-duration>PT2H25M59S</meta:editing-duration>
    <meta:editing-cycles>2</meta:editing-cycles>
    <meta:generator>LibreOffice/7.3.4.2$Linux_X86_64 LibreOffice_project/30$Build-2</meta:generator>
    <meta:document-statistic meta:table-count="1" meta:cell-count="657" meta:object-count="4"/>
  </office:meta>
</office:document-meta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523cm" svg:y="4.204cm" style:legend-expansion="high" chart:style-name="ch2"/>
        <chart:plot-area chart:style-name="ch3" table:cell-range-address="Sheet4.J37:Sheet4.J69" chart:data-source-has-labels="row" svg:x="0.319cm" svg:y="0.18cm" svg:width="12.885cm" svg:height="8.646cm">
          <chart:coordinate-region svg:x="1.231cm" svg:y="0.379cm" svg:width="11.97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J38:Sheet4.J69" chart:label-cell-address="Sheet4.J37:Sheet4.J37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 bits (127)</text:p>
                <draw:g>
                  <svg:desc>Sheet4.J37:Sheet4.J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J38:Sheet4.J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5442834138486">
                <text:p>0.022544283413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07246376811594">
                <text:p>0.050724637681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9710144927536">
                <text:p>0.0579710144927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07246376811594">
                <text:p>0.05072463768115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15297906602254">
                <text:p>0.0515297906602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23349436392915">
                <text:p>0.0523349436392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9500805152979">
                <text:p>0.109500805152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357487922705">
                <text:p>0.118357487922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9710144927536">
                <text:p>0.0579710144927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71658615136876">
                <text:p>0.0571658615136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89049919484702">
                <text:p>0.0789049919484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77616747181965">
                <text:p>0.0877616747181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37359098228663">
                <text:p>0.083735909822866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523cm" svg:y="4.204cm" style:legend-expansion="high" chart:style-name="ch2"/>
        <chart:plot-area chart:style-name="ch3" table:cell-range-address="Sheet4.L37:Sheet4.L69" chart:data-source-has-labels="row" svg:x="0.319cm" svg:y="0.18cm" svg:width="12.885cm" svg:height="8.646cm">
          <chart:coordinate-region svg:x="1.231cm" svg:y="0.38cm" svg:width="11.97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L38:Sheet4.L69" chart:label-cell-address="Sheet4.L37:Sheet4.L37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its (254)</text:p>
                <draw:g>
                  <svg:desc>Sheet4.L37:Sheet4.L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L38:Sheet4.L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875816993464">
                <text:p>0.022875816993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9738562091503">
                <text:p>0.0179738562091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8496732026144">
                <text:p>0.0408496732026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49673202614379">
                <text:p>0.0849673202614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6535947712418">
                <text:p>0.05065359477124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483660130719">
                <text:p>0.042483660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5816993464052">
                <text:p>0.0375816993464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4575163398693">
                <text:p>0.104575163398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66013071895425">
                <text:p>0.08660130718954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80392156862745">
                <text:p>0.09803921568627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523cm" svg:y="4.204cm" style:legend-expansion="high" chart:style-name="ch2"/>
        <chart:plot-area chart:style-name="ch3" table:cell-range-address="Sheet4.H37:Sheet4.H69" chart:data-source-has-labels="row" svg:x="0.319cm" svg:y="0.18cm" svg:width="12.885cm" svg:height="8.646cm">
          <chart:coordinate-region svg:x="1.231cm" svg:y="0.379cm" svg:width="11.97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H38:Sheet4.H69" chart:label-cell-address="Sheet4.H37:Sheet4.H37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its (255)</text:p>
                <draw:g>
                  <svg:desc>Sheet4.H37:Sheet4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H38:Sheet4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22206095791">
                <text:p>0.02322206095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3193033381713">
                <text:p>0.0203193033381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5413642960813">
                <text:p>0.0435413642960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055152394775">
                <text:p>0.058055152394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8955007256894">
                <text:p>0.0478955007256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1872278664731">
                <text:p>0.0391872278664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24092888243832">
                <text:p>0.0624092888243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07982583454282">
                <text:p>0.0507982583454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85341074020319">
                <text:p>0.0885341074020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86937590711176">
                <text:p>0.0986937590711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4658925979681">
                <text:p>0.114658925979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055152394775">
                <text:p>0.058055152394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85341074020319">
                <text:p>0.0885341074020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40203193033382">
                <text:p>0.07402031930333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66cm" svg:height="9.882cm" xlink:href=".." xlink:type="simple" chart:class="chart:bar" chart:style-name="ch1">
        <chart:legend chart:legend-position="end" svg:x="12.091cm" svg:y="4.393cm" style:legend-expansion="high" chart:style-name="ch2"/>
        <chart:plot-area chart:style-name="ch3" table:cell-range-address="Sheet4.H37:Sheet4.H69 Sheet4.L37:Sheet4.L69" chart:data-source-has-labels="row" svg:x="0.291cm" svg:y="0.197cm" svg:width="11.509cm" svg:height="9.488cm">
          <chart:coordinate-region svg:x="1.203cm" svg:y="0.397cm" svg:width="10.597cm" svg:height="8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H38:Sheet4.H69" chart:label-cell-address="Sheet4.H37:Sheet4.H37" chart:class="chart:bar">
            <chart:data-point chart:repeated="32"/>
          </chart:series>
          <chart:series chart:style-name="ch8" chart:values-cell-range-address="Sheet4.L38:Sheet4.L69" chart:label-cell-address="Sheet4.L37:Sheet4.L37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its (255)</text:p>
                <draw:g>
                  <svg:desc>Sheet4.H37:Sheet4.H37</svg:desc>
                </draw:g>
              </table:table-cell>
              <table:table-cell office:value-type="string">
                <text:p>8 bits (254)</text:p>
                <draw:g>
                  <svg:desc>Sheet4.L37:Sheet4.L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H38:Sheet4.H69</svg:desc>
                </draw:g>
              </table:table-cell>
              <table:table-cell office:value-type="float" office:value="0">
                <text:p>0</text:p>
                <draw:g>
                  <svg:desc>Sheet4.L38:Sheet4.L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22206095791">
                <text:p>0.02322206095791</text:p>
              </table:table-cell>
              <table:table-cell office:value-type="float" office:value="0.022875816993464">
                <text:p>0.022875816993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3193033381713">
                <text:p>0.0203193033381713</text:p>
              </table:table-cell>
              <table:table-cell office:value-type="float" office:value="0.0179738562091503">
                <text:p>0.0179738562091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5413642960813">
                <text:p>0.0435413642960813</text:p>
              </table:table-cell>
              <table:table-cell office:value-type="float" office:value="0.0408496732026144">
                <text:p>0.0408496732026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055152394775">
                <text:p>0.058055152394775</text:p>
              </table:table-cell>
              <table:table-cell office:value-type="float" office:value="0.0849673202614379">
                <text:p>0.0849673202614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8955007256894">
                <text:p>0.0478955007256894</text:p>
              </table:table-cell>
              <table:table-cell office:value-type="float" office:value="0.0506535947712418">
                <text:p>0.05065359477124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1872278664731">
                <text:p>0.0391872278664731</text:p>
              </table:table-cell>
              <table:table-cell office:value-type="float" office:value="0.042483660130719">
                <text:p>0.042483660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24092888243832">
                <text:p>0.0624092888243832</text:p>
              </table:table-cell>
              <table:table-cell office:value-type="float" office:value="0.0375816993464052">
                <text:p>0.0375816993464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07982583454282">
                <text:p>0.0507982583454282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85341074020319">
                <text:p>0.0885341074020319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86937590711176">
                <text:p>0.0986937590711176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4658925979681">
                <text:p>0.114658925979681</text:p>
              </table:table-cell>
              <table:table-cell office:value-type="float" office:value="0.104575163398693">
                <text:p>0.104575163398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055152394775">
                <text:p>0.058055152394775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66037735849057">
                <text:p>0.0566037735849057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4716981132075">
                <text:p>0.0754716981132075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85341074020319">
                <text:p>0.0885341074020319</text:p>
              </table:table-cell>
              <table:table-cell office:value-type="float" office:value="0.0866013071895425">
                <text:p>0.08660130718954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40203193033382">
                <text:p>0.0740203193033382</text:p>
              </table:table-cell>
              <table:table-cell office:value-type="float" office:value="0.0980392156862745">
                <text:p>0.098039215686274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